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e21" style:family="table-cell" style:parent-style-name="Default" style:data-style-name="N30">
      <style:table-cell-properties fo:background-color="#E2EFDA"/>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45.799375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style-name="ro2">
          <table:table-cell table:number-columns-repeated="4"/>
          <table:table-cell office:value-type="float" office:value="247" table:style-name="ce17">
            <text:p>247</text:p>
          </table:table-cell>
          <table:table-cell office:value-type="string" table:style-name="ce18">
            <text:p>X</text:p>
          </table:table-cell>
          <table:table-cell office:value-type="string" table:style-name="ce16">
            <text:p>Despite having all essential tools installed, your system uses airmon-zc instead of airmon-ng. In order to work properly you need to install ethtool and you don't have it right now. Please, install it and launch the script again</text:p>
          </table:table-cell>
          <table:table-cell table:number-columns-repeated="16377"/>
        </table:table-row>
        <table:table-row table:style-name="ro2">
          <table:table-cell table:number-columns-repeated="4"/>
          <table:table-cell office:value-type="float" office:value="248" table:style-name="ce17">
            <text:p>248</text:p>
          </table:table-cell>
          <table:table-cell office:value-type="string" table:style-name="ce18">
            <text:p>X</text:p>
          </table:table-cell>
          <table:table-cell office:value-type="string" table:style-name="ce16">
            <text:p>Language changed to Portuguese</text:p>
          </table:table-cell>
          <table:table-cell table:number-columns-repeated="16377"/>
        </table:table-row>
        <table:table-row table:style-name="ro2">
          <table:table-cell table:number-columns-repeated="4"/>
          <table:table-cell office:value-type="float" office:value="249" table:style-name="ce17">
            <text:p>249</text:p>
          </table:table-cell>
          <table:table-cell office:value-type="string" table:style-name="ce18">
            <text:p>X</text:p>
          </table:table-cell>
          <table:table-cell office:value-type="string" table:style-name="ce16">
            <text:p>5. <text:s/>Portuguese</text:p>
          </table:table-cell>
          <table:table-cell table:number-columns-repeated="16377"/>
        </table:table-row>
        <table:table-row table:style-name="ro2">
          <table:table-cell table:number-columns-repeated="4"/>
          <table:table-cell office:value-type="float" office:value="250" table:style-name="ce17">
            <text:p>250</text:p>
          </table:table-cell>
          <table:table-cell office:value-type="string" table:style-name="ce18">
            <text:p>X</text:p>
          </table:table-cell>
          <table:table-cell office:value-type="string" table:style-name="ce16">
            <text:p>If you see any bad translation or just want "${cyan_color}"$pending_of_translation"${pink_color}" marks to dissapear, write me to $mail to collaborate with translations</text:p>
          </table:table-cell>
          <table:table-cell table:number-columns-repeated="16377"/>
        </table:table-row>
        <table:table-row table:style-name="ro2">
          <table:table-cell table:number-columns-repeated="4"/>
          <table:table-cell office:value-type="float" office:value="251" table:style-name="ce17">
            <text:p>251</text:p>
          </table:table-cell>
          <table:table-cell office:value-type="string" table:style-name="ce18">
            <text:p>X</text:p>
          </table:table-cell>
          <table:table-cell office:value-type="string" table:style-name="ce16">
            <text:p>You have chosen the same language that was selected. No changes will be done</text:p>
          </table:table-cell>
          <table:table-cell table:number-columns-repeated="16377"/>
        </table:table-row>
        <table:table-row table:number-rows-repeated="1048322"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A pesar de tener todas las herramientas esenciales instaladas, tu sistema usa airmon-zc en lugar de airmon-ng. Para poder funcionar necesitas tener instalado ethtool y tú no lo tienes en este momento. Por favor, instálalo y vuelve a lanz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mbiado a 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es alguna traducción incorrecta o quieres que desparezcan las marcas "${cyan_color}"$pending_of_translation"${pink_color}", escríbeme a $mail para colaborar con las traduccione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Has elegido el mismo idioma que estaba seleccionado. No se realizarán cambios</text:p>
          </table:table-cell>
          <table:table-cell table:number-columns-repeated="16377"/>
        </table:table-row>
        <table:table-row table:number-rows-repeated="1048322"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S.E. en Français détecté. Langue prise en charge par le script e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haque fois que vous voyez un texte précédé par "${cyan_color}"$pending_of_translation"${pink_color}" acronyme de \"Pending of Translation\" cela signifie que la traduction a été faite automatiquement et est en attente de correctio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21">
            <text:p>En dépit d'avoir tous les outils essentiels installés votre système utilise airmon-zc au lieu de airmon-ng. Vous devez installer ethtool que vous n'avez pas à ce moment. S'il vous plaît, installez-le et relancez le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Le script sera maintenant en 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21">
            <text:p>Si vous voyez des erreurs contresens ou voulez voir les marques "${cyan_color}"$pending_of_translation"${pink_color}" disparaitre, écrivez à $mail pour collaborer avec les traduct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21">
            <text:p>Vous venez de choisir la langue qui est en usage. Pas de changements</text:p>
          </table:table-cell>
          <table:table-cell table:number-columns-repeated="16377"/>
        </table:table-row>
        <table:table-row table:number-rows-repeated="1048322"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Tot i tenir totes les eines essencials instal·lades, el teu sistema fa servir airmon-zc en lloc del airmon-ng. Per poder funcionar necessites tenir instal·lat ethtool i tu no el tens en aquest moment. Si us plau, instal·la-ho i torna a llanç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nviat a 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i veus alguna traducció incorrecta o vols que desapareguin les marques "${cyan_color}"$pending_of_translation"${pink_color}", escriu-me a $mail per col·laborar amb les traducc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Has triat el mateix idioma que estava seleccionat. No es realitzaran canvis</text:p>
          </table:table-cell>
          <table:table-cell table:number-columns-repeated="16377"/>
        </table:table-row>
        <table:table-row table:number-rows-repeated="1048322" table:style-name="ro2">
          <table:table-cell table:number-columns-repeated="16384"/>
        </table:table-row>
      </table:table>
      <table:table table:name="portuguese" table:style-name="ta1">
        <table:table-column table:style-name="co1" table:default-cell-style-name="ce14"/>
        <table:table-column table:style-name="co2" table:default-cell-style-name="ce15"/>
        <table:table-column table:style-name="co14" table:default-cell-style-name="ce14"/>
        <table:table-column table:style-name="co4" table:default-cell-style-name="ce1"/>
        <table:table-column table:style-name="co5" table:default-cell-style-name="ce17"/>
        <table:table-column table:style-name="co6" table:default-cell-style-name="ce18"/>
        <table:table-column table:style-name="co15" table:default-cell-style-name="ce14"/>
        <table:table-column table:style-name="co8" table:number-columns-repeated="16377" table:default-cell-style-name="ce1"/>
        <table:table-row table:style-name="ro1">
          <table:table-cell office:value-type="string" table:style-name="ce2">
            <text:p>portuguese</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Desconhecido</text:p>
          </table:table-cell>
          <table:table-cell table:style-name="ce1"/>
          <table:table-cell office:value-type="float" office:value="0" table:style-name="ce17">
            <text:p>0</text:p>
          </table:table-cell>
          <table:table-cell table:style-name="ce18"/>
          <table:table-cell office:value-type="string" table:style-name="ce20">
            <text:p>Este interface $interface já está em modo managed</text:p>
          </table:table-cell>
          <table:table-cell table:number-columns-repeated="16377"/>
        </table:table-row>
        <table:table-row table:style-name="ro2">
          <table:table-cell office:value-type="string" table:style-name="ce14">
            <text:p>hintprefix</text:p>
          </table:table-cell>
          <table:table-cell table:style-name="ce15"/>
          <table:table-cell office:value-type="string" table:style-name="ce20">
            <text:p>Conselho</text:p>
          </table:table-cell>
          <table:table-cell table:style-name="ce1"/>
          <table:table-cell office:value-type="float" office:value="1" table:style-name="ce17">
            <text:p>1</text:p>
          </table:table-cell>
          <table:table-cell table:style-name="ce18"/>
          <table:table-cell office:value-type="string" table:style-name="ce20">
            <text:p>Este interface $interface não é um cartão de wifi. Ele não suporta o modo managed</text:p>
          </table:table-cell>
          <table:table-cell table:number-columns-repeated="16377"/>
        </table:table-row>
        <table:table-row table:style-name="ro2">
          <table:table-cell office:value-type="string" table:style-name="ce14">
            <text:p>optionaltool_needed</text:p>
          </table:table-cell>
          <table:table-cell table:style-name="ce15"/>
          <table:table-cell office:value-type="string" table:style-name="ce20">
            <text:p>Opção bloqueado requer :</text:p>
          </table:table-cell>
          <table:table-cell table:style-name="ce1"/>
          <table:table-cell office:value-type="float" office:value="2" table:style-name="ce17">
            <text:p>2</text:p>
          </table:table-cell>
          <table:table-cell table:style-name="ce18"/>
          <table:table-cell office:value-type="string" table:style-name="ce20">
            <text:p>Portugues do S.O. detectado. Compatível com o script. Ele é automaticamente alterad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table:style-name="ce18"/>
          <table:table-cell office:value-type="string" table:style-name="ce20">
            <text:p>Seleccione a rede de destin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table:style-name="ce18"/>
          <table:table-cell office:value-type="string" table:style-name="ce20">
            <text:p>Pressione [Enter] para iniciar o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table:style-name="ce18"/>
          <table:table-cell office:value-type="string" table:style-name="ce20">
            <text:p>Parece que sua conexão com a Internet não é estável. O script não pode conectar-se ao repositório. Ele continuará sem atualiza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table:style-name="ce18"/>
          <table:table-cell office:value-type="string" table:style-name="ce20">
            <text:p>Bem-vindo ao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table:style-name="ce18"/>
          <table:table-cell office:value-type="string" table:style-name="ce20">
            <text:p>Este script foi feito apenas para fins educacionais. Comportem-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table:style-name="ce18"/>
          <table:table-cell office:value-type="string" table:style-name="ce20">
            <text:p>Distros conhecidas compatíveis com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table:style-name="ce18"/>
          <table:table-cell office:value-type="string" table:style-name="ce20">
            <text:p>Sistema de detecção 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table:style-name="ce18"/>
          <table:table-cell office:value-type="string" table:style-name="ce20">
            <text:p>Este $interface de interface já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table:style-name="ce18"/>
          <table:table-cell office:value-type="string" table:style-name="ce20">
            <text:p>Deixando airgeddon script v$airgeddon_version - Até brev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table:style-name="ce18"/>
          <table:table-cell office:value-type="string" table:style-name="ce20">
            <text:p>Interrupção detectado. Você quer realmente obter o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table:style-name="ce18"/>
          <table:table-cell office:value-type="string" table:style-name="ce20">
            <text:p>Este interface $interface não é um cartão de wifi. Ele não su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table:style-name="ce18"/>
          <table:table-cell office:value-type="string" table:style-name="ce20">
            <text:p>Este interface $interface não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table:style-name="ce18"/>
          <table:table-cell office:value-type="string" table:style-name="ce20">
            <text:p>Esta interface mudou seu nome, colocando-o em modo managed.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table:style-name="ce18"/>
          <table:table-cell office:value-type="string" table:style-name="ce20">
            <text:p>Modo managed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table:style-name="ce18"/>
          <table:table-cell office:value-type="string" table:style-name="ce20">
            <text:p>Colocar a interface em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table:style-name="ce18"/>
          <table:table-cell office:value-type="string" table:style-name="ce20">
            <text:p>Colocar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table:style-name="ce18"/>
          <table:table-cell office:value-type="string" table:style-name="ce20">
            <text:p>Por favor, seja paciente. Pode-se matar alguns processos que podem causar confl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table:style-name="ce18"/>
          <table:table-cell office:value-type="string" table:style-name="ce20">
            <text:p>Essa interface $interface não suporta 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table:style-name="ce18"/>
          <table:table-cell office:value-type="string" table:style-name="ce20">
            <text:p>Esta interface mudou seu nome para colocar no modo monitor.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table:style-name="ce18"/>
          <table:table-cell office:value-type="string" table:style-name="ce20">
            <text:p>Ele foi colocado em $interface d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table:style-name="ce18"/>
          <table:table-cell office:value-type="string" table:style-name="ce20">
            <text:p>Existe um problema com o interface seleccionado. Redirecionando a saíd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table:style-name="ce18"/>
          <table:table-cell office:value-type="string" table:style-name="ce20">
            <text:p>Seleccionar uma interface para trabalhar com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table:style-name="ce18"/>
          <table:table-cell office:value-type="string" table:style-name="ce20">
            <text:p>Escolha um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table:style-name="ce18"/>
          <table:table-cell office:value-type="string" table:style-name="ce20">
            <text:p>Canal $channel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table:style-name="ce18"/>
          <table:table-cell office:value-type="string" table:style-name="ce20">
            <text:p>Escreva o BSSID alvo (ex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table:style-name="ce18"/>
          <table:table-cell office:value-type="string" table:style-name="ce20">
            <text:p>BSSID escolhida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table:style-name="ce18"/>
          <table:table-cell office:value-type="string" table:style-name="ce20">
            <text:p>Escreva o ESSID al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table:style-name="ce18"/>
          <table:table-cell office:value-type="string" table:style-name="ce20">
            <text:p>Você selecionou uma rede ESSID oculto. Você não pode usar. Selecione outro ou executar um ataque com base BSSID ao invés dest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table:style-name="ce18"/>
          <table:table-cell office:value-type="string" table:style-name="ce20">
            <text:p>$essid ESSID escolh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table:style-name="ce18"/>
          <table:table-cell office:value-type="string" table:style-name="ce20">
            <text:p>Todos os parâmetros estão pron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table:style-name="ce18"/>
          <table:table-cell office:value-type="string" table:style-name="ce20">
            <text:p>Começando ataque.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table:style-name="ce18"/>
          <table:table-cell office:value-type="string" table:style-name="ce20">
            <text:p>Os $interface de interface selecionada está no modo monitor. O ataque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table:style-name="ce18"/>
          <table:table-cell office:value-type="string" table:style-name="ce20">
            <text:p>Eleito deauth ataque / Separar mdk3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table:style-name="ce18"/>
          <table:table-cell office:value-type="string" table:style-name="ce20">
            <text:p>Aireplay eleito ataque deauth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table:style-name="ce18"/>
          <table:table-cell office:value-type="string" table:style-name="ce20">
            <text:p>Confusão eleito ataque WIDS / WIPS / WD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table:style-name="ce18"/>
          <table:table-cell office:value-type="string" table:style-name="ce20">
            <text:p>Eleito ataque de Beacon flood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table:style-name="ce18"/>
          <table:table-cell office:value-type="string" table:style-name="ce20">
            <text:p>Auth escolhido ataque D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table:style-name="ce18"/>
          <table:table-cell office:value-type="string" table:style-name="ce20">
            <text:p>Ataque eleito Michael Shutdown (TKIP)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table:style-name="ce18"/>
          <table:table-cell office:value-type="string" table:style-name="ce20">
            <text:p>Sem interface selecionada.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table:style-name="ce18"/>
          <table:table-cell office:value-type="string" table:style-name="ce20">
            <text:p>Interface "${pink_color}"$interface"${blue_color}" selecionado.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table:style-name="ce18"/>
          <table:table-cell office:value-type="string" table:style-name="ce20">
            <text:p>BSSID sele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table:style-name="ce18"/>
          <table:table-cell office:value-type="string" table:style-name="ce20">
            <text:p>Canal sele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table:style-name="ce18"/>
          <table:table-cell office:value-type="string" table:style-name="ce20">
            <text:p>ESSID seleccionado: "${pink_color}"$essid"${blue_color}" &lt;- não pode ser uti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table:style-name="ce18"/>
          <table:table-cell office:value-type="string" table:style-name="ce20">
            <text:p>ESSID sele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table:style-name="ce18"/>
          <table:table-cell office:value-type="string" table:style-name="ce20">
            <text:p>Selecione uma opção de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table:style-name="ce18"/>
          <table:table-cell office:value-type="string" table:style-name="ce20">
            <text:p>1. <text:s/>Selecione outra interface de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table:style-name="ce18"/>
          <table:table-cell office:value-type="string" table:style-name="ce20">
            <text:p>4. <text:s/>Procurar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table:style-name="ce18"/>
          <table:table-cell office:value-type="string" table:style-name="ce20">
            <text:p>---------(Necessário no modo ataques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table:style-name="ce18"/>
          <table:table-cell office:value-type="string" table:style-name="ce20">
            <text:p>7.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table:style-name="ce18"/>
          <table:table-cell office:value-type="string" table:style-name="ce20">
            <text:p>----(Ataques antigos \"obsoleta/não muito efic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table:style-name="ce18"/>
          <table:table-cell office:value-type="string" table:style-name="ce20">
            <text:p>2.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table:style-name="ce18"/>
          <table:table-cell office:value-type="string" table:style-name="ce20">
            <text:p>3.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table:style-name="ce18"/>
          <table:table-cell office:value-type="string" table:style-name="ce20">
            <text:p>6.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table:style-name="ce18"/>
          <table:table-cell office:value-type="string" table:style-name="ce20">
            <text:p>7.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table:style-name="ce18"/>
          <table:table-cell office:value-type="string" table:style-name="ce20">
            <text:p>11. 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table:style-name="ce18"/>
          <table:table-cell office:value-type="string" table:style-name="ce20">
            <text:p>7. <text:s/>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table:style-name="ce18"/>
          <table:table-cell office:value-type="string" table:style-name="ce20">
            <text:p>9. <text:s/>Sai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table:style-name="ce18"/>
          <table:table-cell office:value-type="string" table:style-name="ce20">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table:style-name="ce18"/>
          <table:table-cell office:value-type="string" table:style-name="ce20">
            <text:p>Opção de digitalização selecionado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table:style-name="ce18"/>
          <table:table-cell office:value-type="string" table:style-name="ce20">
            <text:p>A interface selecionada $interface está no modo monitor. A verificação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table:style-name="ce18"/>
          <table:table-cell office:value-type="string" table:style-name="ce20">
            <text:p>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table:style-name="ce18"/>
          <table:table-cell office:value-type="string" table:style-name="ce20">
            <text:p>Nenhuma rede encontr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table:style-name="ce18"/>
          <table:table-cell office:value-type="string" table:style-name="ce20">
            <text:p>Apenas um alvo detectado.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table:style-name="ce18"/>
          <table:table-cell office:value-type="string" table:style-name="ce20">
            <text:p>(*) Vermelho com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table:style-name="ce18"/>
          <table:table-cell office:value-type="string" table:style-name="ce20">
            <text:p>Rede alvo escolhido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table:style-name="ce18"/>
          <table:table-cell office:value-type="string" table:style-name="ce20">
            <text:p>Este script está sob licença GPLv3 (ou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table:style-name="ce18"/>
          <table:table-cell office:value-type="string" table:style-name="ce20">
            <text:p>Graças à \"Spanish pen testing crew\" para \"Wifislax Staff\" e, especialmente, Kcdtv por meio de testes beta e apoio rece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table:style-name="ce18"/>
          <table:table-cell office:value-type="string" table:style-name="ce20">
            <text:p>Menu de opção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table:style-name="ce18"/>
          <table:table-cell office:value-type="string" table:style-name="ce20">
            <text:p>Interface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table:style-name="ce18"/>
          <table:table-cell office:value-type="string" table:style-name="ce20">
            <text:p>8. <text:s/>Alter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table:style-name="ce18"/>
          <table:table-cell office:value-type="string" table:style-name="ce20">
            <text:p>Selecione um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table:style-name="ce18"/>
          <table:table-cell office:value-type="string" table:style-name="ce20">
            <text:p>Idioma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table:style-name="ce18"/>
          <table:table-cell office:value-type="string" table:style-name="ce20">
            <text:p>Idioma alterado para 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table:style-name="ce18"/>
          <table:table-cell office:value-type="string" table:style-name="ce20">
            <text:p>Idioma alterado para 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table:style-name="ce18"/>
          <table:table-cell office:value-type="string" table:style-name="ce20">
            <text:p>Enviar erros ou sugestões par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m-vi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table:style-name="ce18"/>
          <table:table-cell office:value-type="string" table:style-name="ce20">
            <text:p>Mud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table:style-name="ce18"/>
          <table:table-cell office:value-type="string" table:style-name="ce20">
            <text:p>Seleção d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ção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ção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ção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ção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ção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ção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â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â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â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â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â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â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table:style-name="ce18"/>
          <table:table-cell office:value-type="string" table:style-name="ce20">
            <text:p>Airgeddon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table:style-name="ce18"/>
          <table:table-cell office:value-type="string" table:style-name="ce20">
            <text:p>Menu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table:style-name="ce18"/>
          <table:table-cell office:value-type="string" table:style-name="ce20">
            <text:p>Navegue para localizar al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table:style-name="ce18"/>
          <table:table-cell office:value-type="string" table:style-name="ce20">
            <text:p>Escolha um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table:style-name="ce18"/>
          <table:table-cell office:value-type="string" table:style-name="ce20">
            <text:p>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table:style-name="ce18"/>
          <table:table-cell office:value-type="string" table:style-name="ce20">
            <text:p>Pa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table:style-name="ce18"/>
          <table:table-cell office:value-type="string" table:style-name="ce20">
            <text:p>Junte-se o projeto de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table:style-name="ce18"/>
          <table:table-cell office:value-type="string" table:style-name="ce20">
            <text:p>Vamos verificar se você tiver instalado o que o script exig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table:style-name="ce18"/>
          <table:table-cell office:value-type="string" table:style-name="ce20">
            <text:p>Ferramentas essenciais: a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table:style-name="ce18"/>
          <table:table-cell office:value-type="string" table:style-name="ce20">
            <text:p>Seu distro tem todas as ferramentas essenciais necessárias.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table:style-name="ce18"/>
          <table:table-cell office:value-type="string" table:style-name="ce20">
            <text:p>Você precisa instalar algumas ferramentas essenciais antes de lanç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table:style-name="ce18"/>
          <table:table-cell office:value-type="string" table:style-name="ce20">
            <text:p>Idioma alterado para 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table:style-name="ce18"/>
          <table:table-cell office:value-type="string" table:style-name="ce20">
            <text:p>Use-o apenas em suas própr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ione 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table:style-name="ce18"/>
          <table:table-cell office:value-type="string" table:style-name="ce20">
            <text:p>Idioma alterado para 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table:style-name="ce18"/>
          <table:table-cell office:value-type="string" table:style-name="ce20">
            <text:p>4. <text:s/>Ataques DoS men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table:style-name="ce18"/>
          <table:table-cell office:value-type="string" table:style-name="ce20">
            <text:p>5. <text:s/>Menu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table:style-name="ce18"/>
          <table:table-cell office:value-type="string" table:style-name="ce20">
            <text:p>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table:style-name="ce18"/>
          <table:table-cell office:value-type="string" table:style-name="ce20">
            <text:p>5. <text:s/>Captura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table:style-name="ce18"/>
          <table:table-cell office:value-type="string" table:style-name="ce20">
            <text:p>6. <text:s/>Limpar arquivo/optimiz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table:style-name="ce18"/>
          <table:table-cell office:value-type="string" table:style-name="ce20">
            <text:p>7.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table:style-name="ce18"/>
          <table:table-cell office:value-type="string" table:style-name="ce20">
            <text:p>-------(Modo de captura do monitor necessá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table:style-name="ce18"/>
          <table:table-cell office:value-type="string" table:style-name="ce20">
            <text:p>Sem válida uma rede de destino selecionado.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table:style-name="ce18"/>
          <table:table-cell office:value-type="string" table:style-name="ce20">
            <text:p>Você tem uma rede alvo WPA/WPA2 válido seleciona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table:style-name="ce18"/>
          <table:table-cell office:value-type="string" table:style-name="ce20">
            <text:p>A ordem natural para prosseguir neste menu é geralmente: 1-Escolha de 2-Ponla cartão wifi no modo monitor de 3-Selecionar rede objectivo 4-Captur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table:style-name="ce18"/>
          <table:table-cell office:value-type="string" table:style-name="ce20">
            <text:p>Selecione uma interface wifi para realizar mais ações do que com interfac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table:style-name="ce18"/>
          <table:table-cell office:value-type="string" table:style-name="ce20">
            <text:p>A ordem natural para prosseguir neste menu é geralmente: 1-Escolha de 2-Ponla cartão wifi no modo monitor 3-Escolha rede alvo de 4-Começa 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table:style-name="ce18"/>
          <table:table-cell office:value-type="string" table:style-name="ce20">
            <text:p>Lembre-se de selecionar uma rede de destino com os clientes para capturar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table:style-name="ce18"/>
          <table:table-cell office:value-type="string" table:style-name="ce20">
            <text:p>Nem todos os ataques afetam todos os pontos de acesso. Se um ataque não funciona contra um ponto de acesso, escolha ou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table:style-name="ce18"/>
          <table:table-cell office:value-type="string" table:style-name="ce20">
            <text:p>Você limpar um Handshake arquivo é recomendado apenas para arquivos grandes. Melhor fazer um backup antes de, por vezes, o arquivo pode corromper a li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table:style-name="ce18"/>
          <table:table-cell office:value-type="string" table:style-name="ce20">
            <text:p>Se você selecionar uma rede alvo com ESSID oculto, você não pode usá-lo, mas você pode fazer ataques com base no que BSSID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table:style-name="ce18"/>
          <table:table-cell office:value-type="string" table:style-name="ce20">
            <text:p>Se o Linux é uma máquina virtual, é possível que as placas wireless integradas são detectados como ethernet. Usa um usb placa wifi exter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table:style-name="ce18"/>
          <table:table-cell office:value-type="string" table:style-name="ce20">
            <text:p>Tipo de criptografia: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table:style-name="ce18"/>
          <table:table-cell office:value-type="string" table:style-name="ce20">
            <text:p>A obtenção de um Handshake é apenas para redes com criptografia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table:style-name="ce18"/>
          <table:table-cell office:value-type="string" table:style-name="ce20">
            <text:p>A rede selecionada é inválida. Para obter um Handshake, o tipo de criptografia da rede de destino deve ser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table:style-name="ce18"/>
          <table:table-cell office:value-type="string" table:style-name="ce20">
            <text:p>Ataque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table:style-name="ce18"/>
          <table:table-cell office:value-type="string" table:style-name="ce20">
            <text:p>Se o Handshake depois de um belo não aparecer, tente novamente ou alteração de ataque para cheg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table:style-name="ce18"/>
          <table:table-cell office:value-type="string" table:style-name="ce20">
            <text:p>Duas janelas será aberto. Um Handshake com o grabber e outra com o ataque para levar os clientes para longe e forçá-lo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table:style-name="ce18"/>
          <table:table-cell office:value-type="string" table:style-name="ce20">
            <text:p>Não há bloqueios de janela manualmente, o script sempre que necessário. Em cerca de 20 segundos no máximo você sabe se você tem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table:style-name="ce18"/>
          <table:table-cell office:value-type="string" table:style-name="ce20">
            <text:p>Deram-lhe o Handshake? "${pink_color}"(Olhe para o canto superior direito da janel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table:style-name="ce18"/>
          <table:table-cell office:value-type="string" table:style-name="ce20">
            <text:p>Parece que não estamos lá... tente novamente ou escolher um ou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table:style-name="ce18"/>
          <table:table-cell office:value-type="string" table:style-name="ce20">
            <text:p>4. <text:s/>Voltar para o 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table:style-name="ce18"/>
          <table:table-cell office:value-type="string" table:style-name="ce20">
            <text:p>Digite o caminho onde armazenar o arquivo ou pressione Enter para aceitar as propostas padrã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table:style-name="ce18"/>
          <table:table-cell office:value-type="string" table:style-name="ce20">
            <text:p>Arquivo Handshake gerado com sucess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table:style-name="ce18"/>
          <table:table-cell office:value-type="string" table:style-name="ce20">
            <text:p>Não é detectado arquivo Handshake capturado nesta sess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table:style-name="ce18"/>
          <table:table-cell office:value-type="string" table:style-name="ce20">
            <text:p>Arquivo Handshake detectado capturado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table:style-name="ce18"/>
          <table:table-cell office:value-type="string" table:style-name="ce20">
            <text:p>Quer limpar/otimizar o arquivo handshake capturado nesta sessã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table:style-name="ce18"/>
          <table:table-cell office:value-type="string" table:style-name="ce20">
            <text:p>Limpei arquivo/otimizado com suces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table:style-name="ce18"/>
          <table:table-cell office:value-type="string" table:style-name="ce20">
            <text:p>Digite o caminho para o arqu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table:style-name="ce18"/>
          <table:table-cell office:value-type="string" table:style-name="ce20">
            <text:p>O diretório existe, mas nenhum nome de arquivo especificado. Ele irá gerar automaticamente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table:style-name="ce18"/>
          <table:table-cell office:value-type="string" table:style-name="ce20">
            <text:p>O diretóri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table:style-name="ce18"/>
          <table:table-cell office:value-type="string" table:style-name="ce20">
            <text:p>A rota existe, mas você não tem permissões de grav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table:style-name="ce18"/>
          <table:table-cell office:value-type="string" table:style-name="ce20">
            <text:p>A rota é válida e você tem permissões de gravaçã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table:style-name="ce18"/>
          <table:table-cell office:value-type="string" table:style-name="ce20">
            <text:p>O arquivo não precisam ser limpos/o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table:style-name="ce18"/>
          <table:table-cell office:value-type="string" table:style-name="ce20">
            <text:p>Nenhuma tarefa não deve fazer a saí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table:style-name="ce18"/>
          <table:table-cell office:value-type="string" table:style-name="ce20">
            <text:p>O arquiv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table:style-name="ce18"/>
          <table:table-cell office:value-type="string" table:style-name="ce20">
            <text:p>Parabé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table:style-name="ce18"/>
          <table:table-cell office:value-type="string" table:style-name="ce20">
            <text:p>Recomenda-se iniciar o script como root ou usando \"sudo\". Certifique-se de que você tem permissão para iniciar comandos como por exemplo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table:style-name="ce18"/>
          <table:table-cell office:value-type="string" table:style-name="ce20">
            <text:p>Limpar arquivos temporári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table:style-name="ce18"/>
          <table:table-cell office:value-type="string" table:style-name="ce20">
            <text:p>Verificar se para executar a limpeza/restaur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table:style-name="ce18"/>
          <table:table-cell office:value-type="string" table:style-name="ce20">
            <text:p>Quer manter sua interface de modo monitor 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table:style-name="ce18"/>
          <table:table-cell office:value-type="string" table:style-name="ce20">
            <text:p>Colocando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table:style-name="ce18"/>
          <table:table-cell office:value-type="string" table:style-name="ce20">
            <text:p>Processos de inicialização previamente fecha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table:style-name="ce18"/>
          <table:table-cell office:value-type="string" table:style-name="ce20">
            <text:p>6. <text:s/>Menu de descriptograf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table:style-name="ce18"/>
          <table:table-cell office:value-type="string" table:style-name="ce20">
            <text:p>Descriptografado WPA Menu / 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table:style-name="ce18"/>
          <table:table-cell office:value-type="string" table:style-name="ce20">
            <text:p>O processo de chave de decodificação é realizada de modo offline em um arquivo previamente captur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table:style-name="ce18"/>
          <table:table-cell office:value-type="string" table:style-name="ce20">
            <text:p>1. <text:s/>(aircrack)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table:style-name="ce18"/>
          <table:table-cell office:value-type="string" table:style-name="ce20">
            <text:p>Seleccionado arquivo de captura: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table:style-name="ce18"/>
          <table:table-cell office:value-type="string" table:style-name="ce20">
            <text:p>6.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table:style-name="ce18"/>
          <table:table-cell office:value-type="string" table:style-name="ce20">
            <text:p>2. <text:s/>(aircrack + crunch)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table:style-name="ce18"/>
          <table:table-cell office:value-type="string" table:style-name="ce20">
            <text:p>-----------(ataques aircrack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table:style-name="ce18"/>
          <table:table-cell office:value-type="string" table:style-name="ce20">
            <text:p>Seleccionado arquivo captur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table:style-name="ce18"/>
          <table:table-cell office:value-type="string" table:style-name="ce20">
            <text:p>Para decifrar a chave para uma rede WPA/WPA2, o arquivo de captura deve conter um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table:style-name="ce18"/>
          <table:table-cell office:value-type="string" table:style-name="ce20">
            <text:p>Descriptografar força bruta, eles podiam passar horas, dias, semanas ou mesmo meses para se dependendo da complexidade de sua senha e velocidade de processamen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table:style-name="ce18"/>
          <table:table-cell office:value-type="string" table:style-name="ce20">
            <text:p>Digite o caminho de um arquivo de dicioná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table:style-name="ce18"/>
          <table:table-cell office:value-type="string" table:style-name="ce20">
            <text:p>O caminho para o arquivo de dicionário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table:style-name="ce18"/>
          <table:table-cell office:value-type="string" table:style-name="ce20">
            <text:p>Seleccionado arquivo de dicionári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table:style-name="ce18"/>
          <table:table-cell office:value-type="string" table:style-name="ce20">
            <text:p>Você selecionou um arquivo de dicionário nesta sessão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table:style-name="ce18"/>
          <table:table-cell office:value-type="string" table:style-name="ce20">
            <text:p>Você quer usar esse arquivo de dicionário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table:style-name="ce18"/>
          <table:table-cell office:value-type="string" table:style-name="ce20">
            <text:p>BSSID selecion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table:style-name="ce18"/>
          <table:table-cell office:value-type="string" table:style-name="ce20">
            <text:p>Você selecionou um arquivo de captura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table:style-name="ce18"/>
          <table:table-cell office:value-type="string" table:style-name="ce20">
            <text:p>Você quer usar esse arquivo e captura sele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table:style-name="ce18"/>
          <table:table-cell office:value-type="string" table:style-name="ce20">
            <text:p>Digite o caminho para um arquiv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table:style-name="ce18"/>
          <table:table-cell office:value-type="string" table:style-name="ce20">
            <text:p>O caminho para o arquivo de captura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table:style-name="ce18"/>
          <table:table-cell office:value-type="string" table:style-name="ce20">
            <text:p>Começando descriptografado.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table:style-name="ce18"/>
          <table:table-cell office:value-type="string" table:style-name="ce20">
            <text:p>O arquivo de captura selecionado tem um formato não suportado (não um pcap arquivo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table:style-name="ce18"/>
          <table:table-cell office:value-type="string" table:style-name="ce20">
            <text:p>Seleccionou uma BSSID nesta sessão e está presente no arquiv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table:style-name="ce18"/>
          <table:table-cell office:value-type="string" table:style-name="ce20">
            <text:p>Você quer usar este BSSID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table:style-name="ce18"/>
          <table:table-cell office:value-type="string" table:style-name="ce20">
            <text:p>Entre o tamanho mínimo da chave para descriptograf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table:style-name="ce18"/>
          <table:table-cell office:value-type="string" table:style-name="ce20">
            <text:p>Digite o comprimento máximo da chave para descriptograf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table:style-name="ce18"/>
          <table:table-cell office:value-type="string" table:style-name="ce20">
            <text:p>Selecione o conjunto de caracteres a ser usad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table:style-name="ce18"/>
          <table:table-cell office:value-type="string" table:style-name="ce20">
            <text:p>1. <text:s/>Caracteres em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table:style-name="ce18"/>
          <table:table-cell office:value-type="string" table:style-name="ce20">
            <text:p>2. <text:s/>Caracteres em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table:style-name="ce18"/>
          <table:table-cell office:value-type="string" table:style-name="ce20">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table:style-name="ce18"/>
          <table:table-cell office:value-type="string" table:style-name="ce20">
            <text:p>4. <text:s/>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table:style-name="ce18"/>
          <table:table-cell office:value-type="string" table:style-name="ce20">
            <text:p>5. <text:s/>Características minúsculas +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table:style-name="ce18"/>
          <table:table-cell office:value-type="string" table:style-name="ce20">
            <text:p>6. <text:s/>Caracteres em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table:style-name="ce18"/>
          <table:table-cell office:value-type="string" table:style-name="ce20">
            <text:p>7. <text:s/>Caracteres em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table:style-name="ce18"/>
          <table:table-cell office:value-type="string" table:style-name="ce20">
            <text:p>8. <text:s/>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table:style-name="ce18"/>
          <table:table-cell office:value-type="string" table:style-name="ce20">
            <text:p>9. <text:s/>Caracteres em minúsculas +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table:style-name="ce18"/>
          <table:table-cell office:value-type="string" table:style-name="ce20">
            <text:p>10. Caracteres em minúsculas + mai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table:style-name="ce18"/>
          <table:table-cell office:value-type="string" table:style-name="ce20">
            <text:p>11. 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table:style-name="ce18"/>
          <table:table-cell office:value-type="string" table:style-name="ce20">
            <text:p>Se você escolher um conjunto de caracteres de largura e grande comprimento da chave, o processo pode levar um longo t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table:style-name="ce18"/>
          <table:table-cell office:value-type="string" table:style-name="ce20">
            <text:p>O jogo é escolhido caracteres: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table:style-name="ce18"/>
          <table:table-cell office:value-type="string" table:style-name="ce20">
            <text:p>O script irá verificar se você tem acesso à internet para ver se uma nova versão. Por favor, seja paci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table:style-name="ce18"/>
          <table:table-cell office:value-type="string" table:style-name="ce20">
            <text:p>Parece que você não tem acesso à Internet. O script não pode conectar-se ao repositório. Ele continuará sem atu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table:style-name="ce18"/>
          <table:table-cell office:value-type="string" table:style-name="ce20">
            <text:p>O script já está na versão mais recente. Ele não necessita de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table:style-name="ce18"/>
          <table:table-cell office:value-type="string" table:style-name="ce20">
            <text:p>Uma nova versão do script (v$airgeddon_last_version). Vai ser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table:style-name="ce18"/>
          <table:table-cell office:value-type="string" table:style-name="ce20">
            <text:p>A nova versão foi baixado com sucesso. O script será lançado nov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table:style-name="ce18"/>
          <table:table-cell office:value-type="string" table:style-name="ce20">
            <text:p>Uma senha WPA/WPA2 sempre tem pelo menos um comprimento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table:style-name="ce18"/>
          <table:table-cell office:value-type="string" table:style-name="ce20">
            <text:p>Nenhuma rede encontrada com Handshake capturado no arquivo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table:style-name="ce18"/>
          <table:table-cell office:value-type="string" table:style-name="ce20">
            <text:p>Apenas um valido objetivo detectado no arquivo. É selecionado automaticamente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table:style-name="ce18"/>
          <table:table-cell office:value-type="string" table:style-name="ce20">
            <text:p>ferramentas opcionais: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table:style-name="ce18"/>
          <table:table-cell office:value-type="string" table:style-name="ce20">
            <text:p>Seu distro tem as ferramentas essenciais, mas carece de algumas opcional. O script pode continuar, mas você não pode usar alguns recursos. É aconselhável instalar as ferramentas aus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table:style-name="ce18"/>
          <table:table-cell office:value-type="string" table:style-name="ce20">
            <text:p>Menu de opções bloque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table:style-name="ce18"/>
          <table:table-cell office:value-type="string" table:style-name="ce20">
            <text:p>Versão Bash ($BASH_VERSION) aceitaram.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table:style-name="ce18"/>
          <table:table-cell office:value-type="string" table:style-name="ce20">
            <text:p>Versão festança insuficiente ($BASH_VERSION).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table:style-name="ce18"/>
          <table:table-cell office:value-type="string" table:style-name="ce20">
            <text:p>Talvez as ferramentas essenciais cheque falhou porque você não é raiz ou não tem privilégios suficientes. Lança o script como root ou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table:style-name="ce18"/>
          <table:table-cell office:value-type="string" table:style-name="ce20">
            <text:p>A execução do script continua exatamente do mesmo ponto em que fo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table:style-name="ce18"/>
          <table:table-cell office:value-type="string" table:style-name="ce20">
            <text:p>O script não pode verificar se uma nova versão porque você instalou as ferramentas de atualização necessá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table:style-name="ce18"/>
          <table:table-cell office:value-type="string" table:style-name="ce20">
            <text:p>Ferramentas de atualização: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table:style-name="ce18"/>
          <table:table-cell office:value-type="string" table:style-name="ce20">
            <text:p>Trabalh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table:style-name="ce18"/>
          <table:table-cell office:value-type="string" table:style-name="ce20">
            <text:p>------------(ataques hashcat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table:style-name="ce18"/>
          <table:table-cell office:value-type="string" table:style-name="ce20">
            <text:p>3. <text:s/>(hashcat)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table:style-name="ce18"/>
          <table:table-cell office:value-type="string" table:style-name="ce20">
            <text:p>4. <text:s/>(hashcat)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table:style-name="ce18"/>
          <table:table-cell office:value-type="string" table:style-name="ce20">
            <text:p>5. <text:s/>(hashcat) Ataque com base no arquivo de captura regr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table:style-name="ce18"/>
          <table:table-cell office:value-type="string" table:style-name="ce20">
            <text:p>Digite o caminho onde armazenar o arquivo ou pressione Enter para aceitar as propostas padrã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table:style-name="ce18"/>
          <table:table-cell office:value-type="string" table:style-name="ce20">
            <text:p>Parabéns!! Parece que a chave tenha sido descodific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table:style-name="ce18"/>
          <table:table-cell office:value-type="string" table:style-name="ce20">
            <text:p>Você quer salvar o troféu arquivo com a senha descriptograf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table:style-name="ce18"/>
          <table:table-cell office:value-type="string" table:style-name="ce20">
            <text:p>Arquivo troféu Hashcat gerado com sucesso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table:style-name="ce18"/>
          <table:table-cell office:value-type="string" table:style-name="ce20">
            <text:p>5. <text:s/>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table:style-name="ce18"/>
          <table:table-cell office:value-type="string" table:style-name="ce20">
            <text:p>Charset menu de sele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table:style-name="ce18"/>
          <table:table-cell office:value-type="string" table:style-name="ce20">
            <text:p>Você selecionou um arquivo de regras nesta sessão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table:style-name="ce18"/>
          <table:table-cell office:value-type="string" table:style-name="ce20">
            <text:p>Você quer usar esse arquivo regras já selecionados?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table:style-name="ce18"/>
          <table:table-cell office:value-type="string" table:style-name="ce20">
            <text:p>O caminho para o arquivo de regras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table:style-name="ce18"/>
          <table:table-cell office:value-type="string" table:style-name="ce20">
            <text:p>Digite o caminho para um arquivo de regr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table:style-name="ce18"/>
          <table:table-cell office:value-type="string" table:style-name="ce20">
            <text:p>Crquivo regras selecionadas: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table:style-name="ce18"/>
          <table:table-cell office:value-type="string" table:style-name="ce20">
            <text:p>Ataques baseados em regras mudaram as palavras da lista de dicionários de acordo com as regras escritas nas regras de arquivo em si. Eles são muito úteis. Algumas distros já regras predefinidas trazer arquivo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Cada vez que você vê um texto com o prefixo "${cyan_color}"$pending_of_translation"${pink_color}" acrônimo para \"Pending of Translation\" significa que a tradução foi gerado automaticamente e ainda está pendente de revisão</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Apesar de ter todas as ferramentas essenciais instalado, o sistema utiliza airmon-zc vez de airmon-ng. Para funcionar você precisa instalar ethtool e você não tem neste momento. Por favor, instale e execute o script novamente</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table:style-name="ce18"/>
          <table:table-cell office:value-type="string" table:style-name="ce20">
            <text:p>Idioma alterado para 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e você ver qualquer erro de tradução ou quer marcas "${cyan_color}"$pending_of_translation"${pink_color}", escreva para $mail para colaborar com traduções desaparecer</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Você escolheu o mesmo idioma que foi selecionado. Nenhuma alteração será feita</text:p>
          </table:table-cell>
          <table:table-cell table:number-columns-repeated="16377"/>
        </table:table-row>
        <table:table-row table:number-rows-repeated="104832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Elvis</dc:creator>
    <meta:creation-date>2006-09-16T00:00:00Z</meta:creation-date>
    <dc:date>2016-07-01T20:32:12Z</dc:date>
  </office:meta>
</office:document-meta>
</file>